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30000026B83FAF39A64DBA33E.png" manifest:media-type="image/png"/>
  <manifest:file-entry manifest:full-path="Pictures/10000001000005530000026B0F1A9190DA076889.png" manifest:media-type="image/png"/>
  <manifest:file-entry manifest:full-path="Pictures/10000001000005530000026B29732F63D97D7F32.png" manifest:media-type="image/png"/>
  <manifest:file-entry manifest:full-path="Pictures/10000001000005530000026B36A63DE9E7322E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d21" officeooo:paragraph-rsid="000d6d21"/>
    </style:style>
    <style:style style:name="P2" style:family="paragraph" style:parent-style-name="Standard">
      <style:text-properties officeooo:rsid="000d8614" officeooo:paragraph-rsid="000d8614"/>
    </style:style>
    <style:style style:name="P3" style:family="paragraph" style:parent-style-name="Standard">
      <style:paragraph-properties fo:break-before="page"/>
      <style:text-properties officeooo:rsid="000d8614" officeooo:paragraph-rsid="000d8614"/>
    </style:style>
    <style:style style:name="P4" style:family="paragraph" style:parent-style-name="Standard">
      <style:paragraph-properties fo:break-before="page"/>
      <style:text-properties officeooo:rsid="000e369d" officeooo:paragraph-rsid="000e369d"/>
    </style:style>
    <style:style style:name="T1" style:family="text">
      <style:text-properties officeooo:rsid="000f0753"/>
    </style:style>
    <style:style style:name="T2" style:family="text">
      <style:text-properties officeooo:rsid="000fda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uno</text:p>
      <text:p text:style-name="P1"><draw:frame draw:style-name="fr1" draw:name="Image1" text:anchor-type="char" svg:x="-0.3618in" svg:y="0.1374in" svg:width="6.9252in" svg:height="3.1445in" draw:z-index="0"><draw:image xlink:href="Pictures/10000001000005530000026B36A63DE9E7322E32.png" xlink:type="simple" xlink:show="embed" xlink:actuate="onLoad" draw:mime-type="image/png"/></draw:frame></text:p>
      <text:p text:style-name="P1"/>
      <text:p text:style-name="P1"/>
      <text:p text:style-name="P2">ejercicio dos</text:p>
      <text:p text:style-name="P2"><draw:frame draw:style-name="fr2" draw:name="Image2" text:anchor-type="char" svg:width="8.0236in" svg:height="4.0508in" draw:z-index="1"><draw:image xlink:href="Pictures/10000001000005530000026B29732F63D97D7F32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2">tercer punto</text:span><text:span text:style-name="T1">:</text:span><text:line-break/><draw:frame draw:style-name="fr1" draw:name="Image4" text:anchor-type="char" svg:x="-0.3402in" svg:y="0.4016in" svg:width="7.9591in" svg:height="3.6138in" draw:z-index="3"><draw:image xlink:href="Pictures/10000001000005530000026B0F1A9190DA076889.png" xlink:type="simple" xlink:show="embed" xlink:actuate="onLoad" draw:mime-type="image/png"/></draw:frame></text:p>
      <text:p text:style-name="P4">punto <text:span text:style-name="T1">cuarto</text:span>:<text:line-break/><text:line-break/><text:line-break/><draw:frame draw:style-name="fr1" draw:name="Image3" text:anchor-type="char" svg:x="-0.6602in" svg:y="0.3134in" svg:width="8.2791in" svg:height="3.5634in" draw:z-index="2"><draw:image xlink:href="Pictures/10000001000005530000026B83FAF39A64DBA3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1:02:02.057559535</meta:creation-date>
    <dc:date>2022-05-13T23:35:08.134590435</dc:date>
    <meta:editing-duration>PT1H12M44S</meta:editing-duration>
    <meta:editing-cycles>3</meta:editing-cycles>
    <meta:generator>LibreOffice/7.3.2.2$Linux_X86_64 LibreOffice_project/30$Build-2</meta:generator>
    <meta:document-statistic meta:table-count="0" meta:image-count="4" meta:object-count="0" meta:page-count="3" meta:paragraph-count="4" meta:word-count="8" meta:character-count="56" meta:non-whitespace-character-count="48"/>
  </office:meta>
</office:document-meta>
</file>